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1.588cm" svg:stroke-color="#acb20c" draw:marker-start-width="2.581cm" draw:marker-end-width="2.581cm" draw:fill="solid" draw:textarea-vertical-align="middle" fo:padding-top="0.918cm" fo:padding-bottom="0.918cm" fo:padding-left="1.043cm" fo:padding-right="1.043cm"/>
    </style:style>
    <style:style style:name="gr2" style:family="graphic" style:parent-style-name="objectwithoutfill">
      <style:graphic-properties svg:stroke-width="1.058cm" svg:stroke-color="#800080" draw:marker-start-width="1.786cm" draw:marker-end="" draw:marker-end-width="1.886cm" draw:fill="solid" draw:textarea-vertical-align="middle" fo:padding-top="0.653cm" fo:padding-bottom="0.653cm" fo:padding-left="0.778cm" fo:padding-right="0.778cm"/>
    </style:style>
    <style:style style:name="gr3" style:family="graphic" style:parent-style-name="objectwithoutfill">
      <style:graphic-properties svg:stroke-width="1.058cm" svg:stroke-color="#800080" draw:marker-start-width="1.786cm" draw:marker-end-width="1.786cm" draw:fill="solid" draw:textarea-vertical-align="middle" fo:padding-top="0.653cm" fo:padding-bottom="0.653cm" fo:padding-left="0.778cm" fo:padding-right="0.778cm"/>
    </style:style>
    <style:style style:name="gr4" style:family="graphic" style:parent-style-name="objectwithoutfill">
      <style:graphic-properties svg:stroke-width="1.058cm" svg:stroke-color="#ff8000" draw:marker-start-width="1.786cm" draw:marker-end="" draw:marker-end-width="1.886cm" draw:fill="solid" draw:textarea-vertical-align="middle" fo:padding-top="0.653cm" fo:padding-bottom="0.653cm" fo:padding-left="0.778cm" fo:padding-right="0.778cm"/>
    </style:style>
    <style:style style:name="gr5" style:family="graphic" style:parent-style-name="objectwithoutfill">
      <style:graphic-properties svg:stroke-width="1.058cm" svg:stroke-color="#ff8000" draw:marker-start-width="1.786cm" draw:marker-end-width="1.786cm" draw:fill="solid" draw:textarea-vertical-align="middle" fo:padding-top="0.653cm" fo:padding-bottom="0.653cm" fo:padding-left="0.778cm" fo:padding-right="0.778cm"/>
    </style:style>
    <style:style style:name="gr6" style:family="graphic" style:parent-style-name="objectwithoutfill">
      <style:graphic-properties svg:stroke-width="1.058cm" svg:stroke-color="#ff0000" draw:marker-start-width="1.786cm" draw:marker-end="" draw:marker-end-width="1.886cm" draw:fill="solid" draw:textarea-vertical-align="middle" fo:padding-top="0.653cm" fo:padding-bottom="0.653cm" fo:padding-left="0.778cm" fo:padding-right="0.778cm"/>
    </style:style>
    <style:style style:name="gr7" style:family="graphic" style:parent-style-name="objectwithoutfill">
      <style:graphic-properties svg:stroke-width="1.058cm" svg:stroke-color="#ff0000" draw:marker-start-width="1.786cm" draw:marker-end-width="1.786cm" draw:fill="solid" draw:textarea-vertical-align="middle" fo:padding-top="0.653cm" fo:padding-bottom="0.653cm" fo:padding-left="0.778cm" fo:padding-right="0.778cm"/>
    </style:style>
    <style:style style:name="gr8" style:family="graphic" style:parent-style-name="objectwithoutfill">
      <style:graphic-properties svg:stroke-width="1.588cm" svg:stroke-color="#00a933" draw:marker-start-width="2.581cm" draw:marker-end="" draw:marker-end-width="2.681cm" draw:fill="solid" draw:textarea-vertical-align="middle" fo:padding-top="0.918cm" fo:padding-bottom="0.918cm" fo:padding-left="1.043cm" fo:padding-right="1.043cm"/>
    </style:style>
    <style:style style:name="gr9" style:family="graphic" style:parent-style-name="objectwithoutfill">
      <style:graphic-properties svg:stroke-width="1.588cm" svg:stroke-color="#00a933" draw:marker-start-width="2.581cm" draw:marker-end-width="2.581cm" draw:fill="solid" draw:textarea-vertical-align="middle" fo:padding-top="0.918cm" fo:padding-bottom="0.918cm" fo:padding-left="1.043cm" fo:padding-right="1.043cm"/>
    </style:style>
    <style:style style:name="gr10" style:family="graphic" style:parent-style-name="objectwithoutfill">
      <style:graphic-properties svg:stroke-width="2.117cm" draw:marker-start-width="3.356cm" draw:marker-end="Arrow" draw:marker-end-width="3.456cm" draw:fill="solid" draw:textarea-vertical-align="middle" fo:padding-top="1.164cm" fo:padding-bottom="1.164cm" fo:padding-left="1.289cm" fo:padding-right="1.2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5" style:family="graphic" style:parent-style-name="objectwithoutfill">
      <style:graphic-properties svg:stroke-width="1.588cm" svg:stroke-color="#acb20c" draw:marker-start-width="2.581cm" draw:marker-end="" draw:marker-end-width="2.681cm" draw:fill="solid" draw:textarea-vertical-align="middle" fo:padding-top="0.918cm" fo:padding-bottom="0.918cm" fo:padding-left="1.043cm" fo:padding-right="1.04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text-properties fo:color="#ffffff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65cm" svg:height="4.882cm" draw:transform="rotate (-3.14159265358979) translate (21.5894396431879cm 9.48252601197276cm)" svg:viewBox="0 0 4651 4883" svg:d="M0 4883c3211 0 4651-4883 4651-4883">
          <text:p/>
        </draw:path>
        <draw:path draw:style-name="gr1" draw:text-style-name="P1" draw:layer="layout" svg:width="4.65cm" svg:height="4.882cm" svg:x="12.553cm" svg:y="8.699cm" svg:viewBox="0 0 4651 4883" svg:d="M0 4883c3211 0 4651-4883 4651-4883">
          <text:p/>
        </draw:path>
        <draw:line draw:style-name="gr2" draw:text-style-name="P1" draw:layer="layout" svg:x1="16.105cm" svg:y1="16.994cm" svg:x2="20.357cm" svg:y2="16.994cm">
          <text:p/>
        </draw:line>
        <draw:path draw:style-name="gr3" draw:text-style-name="P1" draw:layer="layout" svg:width="1.493cm" svg:height="1.568cm" svg:x="20.244cm" svg:y="15.432cm" svg:viewBox="0 0 1494 1569" svg:d="M0 1569c1032 0 1494-1569 1494-1569">
          <text:p/>
        </draw:path>
        <draw:path draw:style-name="gr3" draw:text-style-name="P1" draw:layer="layout" svg:width="1.493cm" svg:height="1.568cm" draw:transform="rotate (-3.14159265358979) translate (23.1478909462935cm 15.6834109947112cm)" svg:viewBox="0 0 1494 1569" svg:d="M0 1569c1032 0 1494-1569 1494-1569">
          <text:p/>
        </draw:path>
        <draw:path draw:style-name="gr3" draw:text-style-name="P1" draw:layer="layout" svg:width="1.493cm" svg:height="1.568cm" svg:x="14.709cm" svg:y="15.432cm" svg:viewBox="0 0 1494 1569" svg:d="M1494 1569c-1031 0-1494-1569-1494-1569">
          <text:p/>
        </draw:path>
        <draw:path draw:style-name="gr3" draw:text-style-name="P1" draw:layer="layout" svg:width="1.493cm" svg:height="1.568cm" draw:transform="rotate (-3.14159265358979) translate (14.794555687197cm 15.6834109947112cm)" svg:viewBox="0 0 1494 1569" svg:d="M1494 1569c-1031 0-1494-1569-1494-1569">
          <text:p/>
        </draw:path>
        <draw:line draw:style-name="gr4" draw:text-style-name="P1" draw:layer="layout" svg:x1="17.605cm" svg:y1="19.82cm" svg:x2="21.857cm" svg:y2="19.82cm">
          <text:p/>
        </draw:line>
        <draw:path draw:style-name="gr5" draw:text-style-name="P1" draw:layer="layout" svg:width="1.493cm" svg:height="1.568cm" draw:transform="rotate (-3.14159265358979) translate (23.2388034069793cm 21.3822039991487cm)" svg:viewBox="0 0 1494 1569" svg:d="M1494 1569c-1031 0-1494-1569-1494-1569">
          <text:p/>
        </draw:path>
        <draw:path draw:style-name="gr5" draw:text-style-name="P1" draw:layer="layout" svg:width="1.493cm" svg:height="1.568cm" svg:x="23.153cm" svg:y="21.131cm" svg:viewBox="0 0 1494 1569" svg:d="M1494 1569c-1031 0-1494-1569-1494-1569">
          <text:p/>
        </draw:path>
        <draw:path draw:style-name="gr5" draw:text-style-name="P1" draw:layer="layout" svg:width="1.493cm" svg:height="1.568cm" draw:transform="rotate (-3.14159265358979) translate (17.7036432265112cm 21.3822039991487cm)" svg:viewBox="0 0 1494 1569" svg:d="M0 1569c1032 0 1494-1569 1494-1569">
          <text:p/>
        </draw:path>
        <draw:path draw:style-name="gr5" draw:text-style-name="P1" draw:layer="layout" svg:width="1.493cm" svg:height="1.568cm" svg:x="14.8cm" svg:y="21.131cm" svg:viewBox="0 0 1494 1569" svg:d="M0 1569c1032 0 1494-1569 1494-1569">
          <text:p/>
        </draw:path>
        <draw:line draw:style-name="gr6" draw:text-style-name="P1" draw:layer="layout" svg:x1="13.605cm" svg:y1="25.593cm" svg:x2="17.857cm" svg:y2="25.593cm">
          <text:p/>
        </draw:line>
        <draw:path draw:style-name="gr7" draw:text-style-name="P1" draw:layer="layout" svg:width="1.493cm" svg:height="1.568cm" svg:x="17.744cm" svg:y="24.031cm" svg:viewBox="0 0 1494 1569" svg:d="M0 1569c1032 0 1494-1569 1494-1569">
          <text:p/>
        </draw:path>
        <draw:path draw:style-name="gr7" draw:text-style-name="P1" draw:layer="layout" svg:width="1.493cm" svg:height="1.568cm" draw:transform="rotate (-3.14159265358979) translate (20.6478909462935cm 24.2824109947112cm)" svg:viewBox="0 0 1494 1569" svg:d="M0 1569c1032 0 1494-1569 1494-1569">
          <text:p/>
        </draw:path>
        <draw:path draw:style-name="gr7" draw:text-style-name="P1" draw:layer="layout" svg:width="1.493cm" svg:height="1.568cm" svg:x="12.209cm" svg:y="24.031cm" svg:viewBox="0 0 1494 1569" svg:d="M1494 1569c-1031 0-1494-1569-1494-1569">
          <text:p/>
        </draw:path>
        <draw:path draw:style-name="gr7" draw:text-style-name="P1" draw:layer="layout" svg:width="1.493cm" svg:height="1.568cm" draw:transform="rotate (-3.14159265358979) translate (12.294555687197cm 24.2824109947112cm)" svg:viewBox="0 0 1494 1569" svg:d="M1494 1569c-1031 0-1494-1569-1494-1569">
          <text:p/>
        </draw:path>
        <draw:line draw:style-name="gr8" draw:text-style-name="P1" draw:layer="layout" svg:x1="11.981cm" svg:y1="22.76cm" svg:x2="25.214cm" svg:y2="22.76cm">
          <text:p/>
        </draw:line>
        <draw:path draw:style-name="gr9" draw:text-style-name="P1" draw:layer="layout" svg:width="4.65cm" svg:height="4.882cm" svg:x="24.864cm" svg:y="17.899cm" svg:viewBox="0 0 4651 4883" svg:d="M0 4883c3211 0 4651-4883 4651-4883">
          <text:p/>
        </draw:path>
        <draw:path draw:style-name="gr9" draw:text-style-name="P1" draw:layer="layout" svg:width="4.65cm" svg:height="4.882cm" draw:transform="rotate (-3.14159265358979) translate (33.8996606135259cm 18.6825260119728cm)" svg:viewBox="0 0 4651 4883" svg:d="M0 4883c3211 0 4651-4883 4651-4883">
          <text:p/>
        </draw:path>
        <draw:path draw:style-name="gr9" draw:text-style-name="P1" draw:layer="layout" svg:width="4.65cm" svg:height="4.882cm" svg:x="7.638cm" svg:y="17.899cm" svg:viewBox="0 0 4651 4883" svg:d="M4651 4883c-3211 0-4651-4883-4651-4883">
          <text:p/>
        </draw:path>
        <draw:path draw:style-name="gr9" draw:text-style-name="P1" draw:layer="layout" svg:width="4.65cm" svg:height="4.882cm" draw:transform="rotate (-3.14159265358979) translate (7.90321270321009cm 18.6825260119728cm)" svg:viewBox="0 0 4651 4883" svg:d="M4651 4883c-3211 0-4651-4883-4651-4883">
          <text:p/>
        </draw:path>
        <draw:line draw:style-name="gr10" draw:text-style-name="P1" draw:layer="layout" svg:x1="1.5cm" svg:y1="13.6cm" svg:x2="40.5cm" svg:y2="13.6cm">
          <text:p/>
        </draw:line>
        <draw:frame draw:style-name="gr11" draw:text-style-name="P2" draw:layer="layout" svg:width="16.4cm" svg:height="5.459cm" svg:x="11.5cm" svg:y="12.1cm">
          <draw:text-box>
            <text:p><text:span text:style-name="T1">Main Branch</text:span></text:p>
          </draw:text-box>
        </draw:frame>
        <draw:frame draw:style-name="gr12" draw:text-style-name="P3" draw:layer="layout" svg:width="16.4cm" svg:height="1.987cm" svg:x="14cm" svg:y="21.701cm">
          <draw:text-box>
            <text:p><text:span text:style-name="T2">Long Branch</text:span></text:p>
          </draw:text-box>
        </draw:frame>
        <draw:frame draw:style-name="gr13" draw:text-style-name="P4" draw:layer="layout" svg:width="16.4cm" svg:height="1.198cm" svg:x="16.9cm" svg:y="19.202cm">
          <draw:text-box>
            <text:p><text:span text:style-name="T3">Topic Branch</text:span></text:p>
          </draw:text-box>
        </draw:frame>
        <draw:frame draw:style-name="gr14" draw:text-style-name="P4" draw:layer="layout" svg:width="6.1cm" svg:height="1.195cm" svg:x="12.8cm" svg:y="25.003cm">
          <draw:text-box>
            <text:p><text:span text:style-name="T3">Topic Branch</text:span></text:p>
          </draw:text-box>
        </draw:frame>
        <draw:frame draw:style-name="gr13" draw:text-style-name="P4" draw:layer="layout" svg:width="16.4cm" svg:height="1.198cm" svg:x="15.3cm" svg:y="16.302cm">
          <draw:text-box>
            <text:p><text:span text:style-name="T3">Topic Branch</text:span></text:p>
          </draw:text-box>
        </draw:frame>
        <draw:line draw:style-name="gr15" draw:text-style-name="P1" draw:layer="layout" svg:x1="21.482cm" svg:y1="4.6cm" svg:x2="35.3cm" svg:y2="4.6cm">
          <text:p/>
        </draw:line>
        <draw:frame draw:style-name="gr12" draw:text-style-name="P3" draw:layer="layout" svg:width="16.4cm" svg:height="1.987cm" svg:x="22.9cm" svg:y="3.502cm">
          <draw:text-box>
            <text:p><text:span text:style-name="T2">Long Branc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6:29:40.388564576</meta:creation-date>
    <dc:date>2020-11-27T11:31:05.955967233</dc:date>
    <meta:editing-duration>PT17H19M47S</meta:editing-duration>
    <meta:editing-cycles>1</meta:editing-cycles>
    <meta:document-statistic meta:object-count="30"/>
    <meta:generator>LibreOffice/6.4.4.2$Linux_X86_64 LibreOffice_project/40$Build-2</meta:generator>
  </office:meta>
</office:document-meta>
</file>